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.401cm" style:rel-column-width="5398*"/>
    </style:style>
    <style:style style:name="Table1.B" style:family="table-column">
      <style:table-column-properties style:column-width="3.803cm" style:rel-column-width="14660*"/>
    </style:style>
    <style:style style:name="Table1.C" style:family="table-column">
      <style:table-column-properties style:column-width="4.995cm" style:rel-column-width="19256*"/>
    </style:style>
    <style:style style:name="Table1.D" style:family="table-column">
      <style:table-column-properties style:column-width="3.401cm" style:rel-column-width="13109*"/>
    </style:style>
    <style:style style:name="Table1.E" style:family="table-column">
      <style:table-column-properties style:column-width="3.401cm" style:rel-column-width="13112*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officeooo:rsid="001e3472" officeooo:paragraph-rsid="00014b1a"/>
    </style:style>
    <style:style style:name="P2" style:family="paragraph" style:parent-style-name="Standard">
      <style:paragraph-properties fo:text-align="center" style:justify-single-word="false"/>
      <style:text-properties officeooo:rsid="001945ca" officeooo:paragraph-rsid="00014b1a"/>
    </style:style>
    <style:style style:name="P3" style:family="paragraph" style:parent-style-name="Standard">
      <style:paragraph-properties fo:text-align="center" style:justify-single-word="false"/>
      <style:text-properties officeooo:paragraph-rsid="00014b1a"/>
    </style:style>
    <style:style style:name="P4" style:family="paragraph" style:parent-style-name="Standard">
      <style:text-properties officeooo:paragraph-rsid="00014b1a"/>
    </style:style>
    <style:style style:name="T1" style:family="text">
      <style:text-properties officeooo:rsid="001945ca"/>
    </style:style>
    <style:style style:name="T2" style:family="text">
      <style:text-properties officeooo:rsid="001a77f2"/>
    </style:style>
    <style:style style:name="T3" style:family="text">
      <style:text-properties officeooo:rsid="001b46ee"/>
    </style:style>
    <style:style style:name="T4" style:family="text">
      <style:text-properties officeooo:rsid="001aeddb"/>
    </style:style>
    <style:style style:name="T5" style:family="text">
      <style:text-properties officeooo:rsid="001d7291"/>
    </style:style>
    <style:style style:name="T6" style:family="text">
      <style:text-properties officeooo:rsid="001f7c5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EXERCISES</text:p>
      <text:p text:style-name="P4"/>
      <text:p text:style-name="P4">1) Recite or write down the following paradigms.</text:p>
      <text:p text:style-name="P4"><text:tab/><text:tab/></text:p>
      <text:p text:style-name="P4">a) the sG of गुण-</text:p>
      <text:p text:style-name="P4">b) the du of श<text:span text:style-name="T1">्लोक- </text:span></text:p>
      <text:p text:style-name="P4">c) the pl of <text:span text:style-name="T1">दूत</text:span>-</text:p>
      <text:p text:style-name="P4">d) the pl of फल-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P2">Nom</text:p>
          </table:table-cell>
          <table:table-cell table:style-name="Table1.A1" office:value-type="string">
            <text:p text:style-name="P2">गुणः</text:p>
          </table:table-cell>
          <table:table-cell table:style-name="Table1.A1" office:value-type="string">
            <text:p text:style-name="P2">श्लोकौ</text:p>
          </table:table-cell>
          <table:table-cell table:style-name="Table1.A1" office:value-type="string">
            <text:p text:style-name="P2">दूताः</text:p>
          </table:table-cell>
          <table:table-cell table:style-name="Table1.A1" office:value-type="string">
            <text:p text:style-name="P3">फल<text:span text:style-name="T1">ानि</text:span></text:p>
          </table:table-cell>
        </table:table-row>
        <table:table-row>
          <table:table-cell table:style-name="Table1.A1" office:value-type="string">
            <text:p text:style-name="P2">Voc</text:p>
          </table:table-cell>
          <table:table-cell table:style-name="Table1.A1" office:value-type="string">
            <text:p text:style-name="P2">गुण</text:p>
          </table:table-cell>
          <table:table-cell table:style-name="Table1.A1" office:value-type="string">
            <text:p text:style-name="P2">श्लोकौ</text:p>
          </table:table-cell>
          <table:table-cell table:style-name="Table1.A1" office:value-type="string">
            <text:p text:style-name="P2">दूताः</text:p>
          </table:table-cell>
          <table:table-cell table:style-name="Table1.A1" office:value-type="string">
            <text:p text:style-name="P3">फल<text:span text:style-name="T1">ानि</text:span></text:p>
          </table:table-cell>
        </table:table-row>
        <table:table-row>
          <table:table-cell table:style-name="Table1.A1" office:value-type="string">
            <text:p text:style-name="P2">Acc</text:p>
          </table:table-cell>
          <table:table-cell table:style-name="Table1.A1" office:value-type="string">
            <text:p text:style-name="P2">गुणम्</text:p>
          </table:table-cell>
          <table:table-cell table:style-name="Table1.A1" office:value-type="string">
            <text:p text:style-name="P2">श्लोकौ</text:p>
          </table:table-cell>
          <table:table-cell table:style-name="Table1.A1" office:value-type="string">
            <text:p text:style-name="P2">दूतान्</text:p>
          </table:table-cell>
          <table:table-cell table:style-name="Table1.A1" office:value-type="string">
            <text:p text:style-name="P3">फल<text:span text:style-name="T1">ानि</text:span></text:p>
          </table:table-cell>
        </table:table-row>
        <table:table-row>
          <table:table-cell table:style-name="Table1.A1" office:value-type="string">
            <text:p text:style-name="P2">Inst</text:p>
          </table:table-cell>
          <table:table-cell table:style-name="Table1.A1" office:value-type="string">
            <text:p text:style-name="P2">गुणेन</text:p>
          </table:table-cell>
          <table:table-cell table:style-name="Table1.A1" office:value-type="string">
            <text:p text:style-name="P2">श्लोकाभ्याम्</text:p>
          </table:table-cell>
          <table:table-cell table:style-name="Table1.A1" office:value-type="string">
            <text:p text:style-name="P2">दूतै:</text:p>
          </table:table-cell>
          <table:table-cell table:style-name="Table1.A1" office:value-type="string">
            <text:p text:style-name="P3">फल<text:span text:style-name="T1">ैः</text:span></text:p>
          </table:table-cell>
        </table:table-row>
        <table:table-row>
          <table:table-cell table:style-name="Table1.A1" office:value-type="string">
            <text:p text:style-name="P2">Dat</text:p>
          </table:table-cell>
          <table:table-cell table:style-name="Table1.A1" office:value-type="string">
            <text:p text:style-name="P2">गुणाय</text:p>
          </table:table-cell>
          <table:table-cell table:style-name="Table1.A1" office:value-type="string">
            <text:p text:style-name="P2">श्लोकाभ्याम्</text:p>
          </table:table-cell>
          <table:table-cell table:style-name="Table1.A1" office:value-type="string">
            <text:p text:style-name="P2">दूतेभैः</text:p>
          </table:table-cell>
          <table:table-cell table:style-name="Table1.A1" office:value-type="string">
            <text:p text:style-name="P3">फल<text:span text:style-name="T1">ेभैः</text:span></text:p>
          </table:table-cell>
        </table:table-row>
        <table:table-row>
          <table:table-cell table:style-name="Table1.A1" office:value-type="string">
            <text:p text:style-name="P2">Abl</text:p>
          </table:table-cell>
          <table:table-cell table:style-name="Table1.A1" office:value-type="string">
            <text:p text:style-name="P2">गुणात्</text:p>
          </table:table-cell>
          <table:table-cell table:style-name="Table1.A1" office:value-type="string">
            <text:p text:style-name="P2">श्लोकाभ्याम्</text:p>
          </table:table-cell>
          <table:table-cell table:style-name="Table1.A1" office:value-type="string">
            <text:p text:style-name="P2">दूतेभैः</text:p>
          </table:table-cell>
          <table:table-cell table:style-name="Table1.A1" office:value-type="string">
            <text:p text:style-name="P3">फल<text:span text:style-name="T1">ेभैः</text:span></text:p>
          </table:table-cell>
        </table:table-row>
        <table:table-row>
          <table:table-cell table:style-name="Table1.A1" office:value-type="string">
            <text:p text:style-name="P2">Gen</text:p>
          </table:table-cell>
          <table:table-cell table:style-name="Table1.A1" office:value-type="string">
            <text:p text:style-name="P2">गुणस्य</text:p>
          </table:table-cell>
          <table:table-cell table:style-name="Table1.A1" office:value-type="string">
            <text:p text:style-name="P2">श्लोकाभ्याम्</text:p>
          </table:table-cell>
          <table:table-cell table:style-name="Table1.A1" office:value-type="string">
            <text:p text:style-name="P2">दूतानाम्</text:p>
          </table:table-cell>
          <table:table-cell table:style-name="Table1.A1" office:value-type="string">
            <text:p text:style-name="P3">फल<text:span text:style-name="T1">ानाम्</text:span></text:p>
          </table:table-cell>
        </table:table-row>
        <table:table-row>
          <table:table-cell table:style-name="Table1.A1" office:value-type="string">
            <text:p text:style-name="P2">Loc</text:p>
          </table:table-cell>
          <table:table-cell table:style-name="Table1.A1" office:value-type="string">
            <text:p text:style-name="P2">गुणे</text:p>
          </table:table-cell>
          <table:table-cell table:style-name="Table1.A1" office:value-type="string">
            <text:p text:style-name="P2">श्लोकयोः</text:p>
          </table:table-cell>
          <table:table-cell table:style-name="Table1.A1" office:value-type="string">
            <text:p text:style-name="P2">दूतेषु</text:p>
          </table:table-cell>
          <table:table-cell table:style-name="Table1.A1" office:value-type="string">
            <text:p text:style-name="P3">फल<text:span text:style-name="T1">ेषु</text:span></text:p>
          </table:table-cell>
        </table:table-row>
      </table:table>
      <text:p text:style-name="P4"/>
      <text:p text:style-name="P4"/>
      <text:p text:style-name="P4">१) पुरुषेण - <text:span text:style-name="T2">m, sg, Instr (человеком)</text:span></text:p>
      <text:p text:style-name="P4">२) दू<text:span text:style-name="T2">त - m, sg, Voc (о, гонец)</text:span></text:p>
      <text:p text:style-name="P4">३) युद<text:span text:style-name="T2">्धे - n, sg, Loc (в битве)</text:span></text:p>
      <text:p text:style-name="P4">४) नृपा<text:span text:style-name="T2">त् - m, sg, Abl (от царя)</text:span></text:p>
      <text:p text:style-name="P4">५) वेदाय – <text:span text:style-name="T2">m, sg, Dat (Веде)</text:span></text:p>
      <text:p text:style-name="P4">६) क्<text:span text:style-name="T2">षेत्राणि - n, pl, Nom/Acc (поля)</text:span></text:p>
      <text:p text:style-name="P4">७) व्य<text:span text:style-name="T2">ाघ्रैः - m, pl, Instr (тиграми)</text:span></text:p>
      <text:p text:style-name="P4">८) वचनेषु - <text:span text:style-name="T2">n, pl, Loc (в словах)</text:span></text:p>
      <text:p text:style-name="P4">९) शूरस्य – <text:span text:style-name="T2">m, sg, Gen (героя)</text:span></text:p>
      <text:p text:style-name="P4">१०) बालान् - <text:span text:style-name="T2">m, pl, Acc (мальчиков)</text:span></text:p>
      <text:p text:style-name="P4">११) ईश्<text:span text:style-name="T2">वरः - m, sg, Nom (владыка) </text:span></text:p>
      <text:p text:style-name="P4">१२) गुणैः - <text:span text:style-name="T2">m, pl, Instr (качествами)</text:span></text:p>
      <text:p text:style-name="P4">१३) फलेन - <text:span text:style-name="T2">n, sg, Instr (плодом)</text:span></text:p>
      <text:p text:style-name="P4">१४) सुखौ नरौ - <text:span text:style-name="T2">m, du, Nom/Acc/Voc (два хороших человека) </text:span></text:p>
      <text:p text:style-name="P4">१५) वनम् - <text:span text:style-name="T2">n, sg, Nom/Acc (лес)</text:span> </text:p>
      <text:p text:style-name="P4">१६) क्<text:span text:style-name="T2">षत्रियैः - m, pl, Instr (кшатриями)</text:span></text:p>
      <text:p text:style-name="P4">१७) पुरुष – <text:span text:style-name="T2">m, sg, Voc (о, человек)</text:span></text:p>
      <text:p text:style-name="P4">१८) जनान् - <text:span text:style-name="T2">m, sg, Acc (человека)</text:span> </text:p>
      <text:p text:style-name="P4">१९) ध<text:span text:style-name="T2">र्मात् - m, sg, Abl (от дхармы)</text:span></text:p>
      <text:p text:style-name="P4">२०) <text:span text:style-name="T2">झा</text:span>नेन – <text:span text:style-name="T2">n, sg, Instr (знанием)</text:span></text:p>
      <text:p text:style-name="P4">२१) दू<text:span text:style-name="T2">तम् - m, sg, Acc (вестника)</text:span></text:p>
      <text:p text:style-name="P4">२२) श्<text:span text:style-name="T2">लो</text:span>कानाम् - <text:span text:style-name="T2">m, pl, Gen (шлок)</text:span></text:p>
      <text:p text:style-name="P4">२३) पुत्राणाम् - <text:span text:style-name="T2">m, pl, Gen (сыновей)</text:span></text:p>
      <text:p text:style-name="P4">२४) <text:span text:style-name="T2">मित्रयोः - m, du, Loc (в (двух) друзьях)</text:span></text:p>
      <text:p text:style-name="P4">२५) गृ<text:span text:style-name="T2">हात – n/m, sg, Abl (из дома)</text:span></text:p>
      <text:p text:style-name="P4">२६) ईश्<text:span text:style-name="T2">वरा</text:span>य – <text:span text:style-name="T2">n, sg, Dat (владыке)</text:span></text:p>
      <text:p text:style-name="P4">२७) बालेन <text:span text:style-name="T2">प्रि</text:span>येण – <text:span text:style-name="T2">m, sg, Instr (милым ребёнком)</text:span></text:p>
      <text:p text:style-name="P4"><text:soft-page-break/></text:p>
      <text:p text:style-name="P4">3) Identify the case that Sanskrit would use for the English expressions below, and translate</text:p>
      <text:p text:style-name="P4">them into Sanskrit.</text:p>
      <text:p text:style-name="P4">a) of the masters – <text:span text:style-name="T3">m, pl, Gen - ईश्वरानाम्</text:span></text:p>
      <text:p text:style-name="P4">b) through knowledge – <text:span text:style-name="T3">n, sg, Instr - झनेन</text:span></text:p>
      <text:p text:style-name="P4">c) in a forest – <text:span text:style-name="T3">n, sg, Loc - वने</text:span></text:p>
      <text:p text:style-name="P4">d) (I see) a lion – <text:span text:style-name="T3">m, sg, Acc - सिंहम्</text:span></text:p>
      <text:p text:style-name="P4">e) through fame – <text:span text:style-name="T3">m, sg, Instr - श्लोकेन</text:span></text:p>
      <text:p text:style-name="P4">f) two words (were said) – <text:span text:style-name="T3">n, du, Nom - </text:span>वचन<text:span text:style-name="T3">े</text:span></text:p>
      <text:p text:style-name="P4">g) the lion (roars) – <text:span text:style-name="T3">m, sg, Nom - सिंहः</text:span></text:p>
      <text:p text:style-name="P4">h) o evil master! <text:s/>- <text:span text:style-name="T3">m, sg, Voc – पाप ईश्वर</text:span></text:p>
      <text:p text:style-name="P4">i) to the city – <text:span text:style-name="T3">n, sg, Acc - </text:span>नगरम्/पुरम्</text:p>
      <text:p text:style-name="P4">j) for (the sake of) a reward – <text:span text:style-name="T3">n, sg, Gen - फलस्य</text:span></text:p>
      <text:p text:style-name="P4">k) because of the fight – <text:span text:style-name="T3">n, sg, Abl - युद्धात्</text:span></text:p>
      <text:p text:style-name="P4">l) in the two fields – <text:span text:style-name="T3">n, du, Loc - </text:span>क्<text:span text:style-name="T2">षेत्रा</text:span><text:span text:style-name="T3">योः</text:span></text:p>
      <text:p text:style-name="P4">m) boys! - <text:span text:style-name="T3">m, pl, Voc - बालाः</text:span></text:p>
      <text:p text:style-name="P4">n) from the two houses – <text:span text:style-name="T3">n/m, du, Abl - गृ</text:span><text:span text:style-name="T2">ह</text:span><text:span text:style-name="T3">ाभ्याम्</text:span></text:p>
      <text:p text:style-name="P4">o) in the cities – <text:span text:style-name="T3">n, pl, Loc - नगरेषु/पुरेषु</text:span></text:p>
      <text:p text:style-name="P4">p) for the people – <text:span text:style-name="T3">m, pl, Dat - जनेभ्यः</text:span></text:p>
      <text:p text:style-name="P4"/>
      <text:p text:style-name="P4"><text:span text:style-name="T4">4) </text:span>Translate into English.</text:p>
      <text:p text:style-name="P4">Note: In sentences of the type ‘A is B’, Sanskrit often does not use a form of ‘to be’. In the English</text:p>
      <text:p text:style-name="P4">translation, a form of this verb may thus need to be inserted. For example: +House big. –› The</text:p>
      <text:p text:style-name="P4">house is big. Also, Sanskrit prose typically puts genitives in front of nouns they depend on (as</text:p>
      <text:p text:style-name="P4">in the English ‘the master’s (genitive) voice (main/“head” noun)’); verbs tend to appear last in</text:p>
      <text:p text:style-name="P4">a sentence. (See below for a more detailed account of this.)</text:p>
      <text:p text:style-name="P4">१) ईश्रस्य गृहं व<text:span text:style-name="T3">ि</text:span>शामः । <text:span text:style-name="T3">во владыки дом заходим.</text:span></text:p>
      <text:p text:style-name="P4">२) बालः ईश्रस्य गृहे क<text:span text:style-name="T5">िं</text:span> करोति । <text:span text:style-name="T3">Ребёнок во владыки доме </text:span><text:span text:style-name="T5">что делает?</text:span></text:p>
      <text:p text:style-name="P4">३) बालौ अश्<text:span text:style-name="T5">भ्यां</text:span> सह वनं व<text:span text:style-name="T5">ि</text:span>श<text:span text:style-name="T5">तः</text:span> । <text:span text:style-name="T5">два ребёнка с двумя лошадьми в лес заходят.</text:span></text:p>
      <text:p text:style-name="P4">४) बालाः पुरुषस्य वचनान<text:span text:style-name="T5">ि</text:span> बोधन्त हृष्यन्त<text:span text:style-name="T5">ि</text:span> च । <text:span text:style-name="T5">Дети человека слова понимают и принимают.</text:span></text:p>
      <text:p text:style-name="P4">५) ईश्र क<text:span text:style-name="T5">ि</text:span>म् इच्छस<text:span text:style-name="T5">ि</text:span> । <text:span text:style-name="T5">чего владыка желаешь?</text:span></text:p>
      <text:p text:style-name="P4">६) बालः देवस्य गुणान् स्मरति । <text:span text:style-name="T5">ребёнок бога качества помнит.</text:span></text:p>
      <text:p text:style-name="P4">७) शूरौ युद्<text:span text:style-name="T5">धात्</text:span> म<text:span text:style-name="T5">ि</text:span>त्रं भर<text:span text:style-name="T5">तः</text:span> । <text:span text:style-name="T5">два героя от битвы друга удерживают.</text:span></text:p>
      <text:p text:style-name="P4">८) देवः अत्र वने इति बालः बोधति । <text:span text:style-name="T5">бог здесь в лесу, так ребёнок понимает.</text:span></text:p>
      <text:p text:style-name="P4">९) नृपाय जनाः बालाः इव <text:span text:style-name="T5">परि</text:span>याः । <text:span text:style-name="T5">царю люди детям подобно любимы.</text:span></text:p>
      <text:p text:style-name="P4">१०) अप<text:span text:style-name="T5">ि</text:span> बालस्य म<text:span text:style-name="T5">ि</text:span>त्राण<text:span text:style-name="T5">ि</text:span> शूराण<text:span text:style-name="T5">ि</text:span> पापान<text:span text:style-name="T5">ि</text:span> वा । <text:span text:style-name="T5">ребёнка друзья герои или злодеи?</text:span></text:p>
      <text:p text:style-name="P4">११) अश्<text:span text:style-name="T5">वः</text:span> नरं बालौ च वनाि् नगरं <text:span text:style-name="T5">प्र</text:span>ति भरति । <text:span text:style-name="T5">Конь человека и двух детей из леса к городу везёт.</text:span></text:p>
      <text:p text:style-name="P4">१२) शूराः नराः अप<text:span text:style-name="T5">ि</text:span> स<text:span text:style-name="T5">िं</text:span>हौ वने पश्यथ । <text:span text:style-name="T5">Герои люди даже двух львов в лесу вы видите </text:span></text:p>
      <text:p text:style-name="P4">१३) बालः म<text:span text:style-name="T5">ि</text:span>त्रस्य वचनान<text:span text:style-name="T5">ि</text:span> न स्मरति । <text:span text:style-name="T5">ребёнок друга слова не помнит.</text:span></text:p>
      <text:p text:style-name="P4">१४) अ<text:span text:style-name="T5">श्वः</text:span> युद्<text:span text:style-name="T5">धात्</text:span> हृष्यन्त इति शूरः बोधति ।<text:span text:style-name="T5">конь в битве получен, так герой понимает.</text:span></text:p>
      <text:p text:style-name="P4">२५) अप<text:span text:style-name="T5">ि</text:span> नरः अश्<text:span text:style-name="T5">वः</text:span> च व्यघ्<text:span text:style-name="T5">रा</text:span>न् पश्य<text:span text:style-name="T5">तः</text:span> । <text:span text:style-name="T5">человек и конь тигров видят (оба)</text:span></text:p>
      <text:p text:style-name="P4">१६) ईश्राः पापानां नराणाम् अश्<text:span text:style-name="T5">वान्</text:span> हर<text:span text:style-name="T5">न्ति</text:span> गृहान् च लुम्पन<text:span text:style-name="T5">्ति</text:span> ।<text:span text:style-name="T5">владыки злых людей лошадей забирают и дома грабят.</text:span></text:p>
      <text:p text:style-name="P4">१७) वृक्<text:span text:style-name="T5">षे</text:span> एव फलान<text:span text:style-name="T5">ि</text:span> पश्याम<text:span text:style-name="T5">ि</text:span> । <text:span text:style-name="T5">на дереве лишь плоды вижу.</text:span></text:p>
      <text:p text:style-name="P4">१८) इह युद्<text:span text:style-name="T5">धे</text:span> पापान् शूरान् च जनान् पश्याम<text:span text:style-name="T5">ि</text:span> ।<text:span text:style-name="T5">здесь в битве злодеев и героев-людей вижу.</text:span></text:p>
      <text:p text:style-name="P4"/>
      <text:p text:style-name="P4">The Order of Life on Earth</text:p>
      <text:p text:style-name="P4"><text:soft-page-break/>द्विविधानि इह भूतानि त्रसानि स्थावराणि च</text:p>
      <text:p text:style-name="P1">Два вида здесь существ есть – движущиеся и неподвижные</text:p>
      <text:p text:style-name="P1">जरायुजानां प्रवराः मानवाः पशवः च (…) ॥ ११ ॥</text:p>
      <text:p text:style-name="P1">Рождённые из утробы лучшие - люди и домашние животные</text:p>
      <text:p text:style-name="P1"/>
      <text:p text:style-name="P1">The Best Possible Gift</text:p>
      <text:p text:style-name="P1">न गोप्रदानं न महीप्रदानं न च अन्नदानं हि तथा प्रधानम् ।</text:p>
      <text:p text:style-name="P1">ни дар коров, ни дар земли , ни дар еды не так важен</text:p>
      <text:p text:style-name="P1">यथा महाप्रदानं सर्वप्रदानेषु अभयप्रदानम् ॥</text:p>
      <text:p text:style-name="P1">как вели<text:span text:style-name="T6">чайший</text:span> дар из всех даров – бесстрашие.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wis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7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7P0"/>
    </number:currency-style>
    <number:currency-style style:name="N108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AU">$</number:currency-symbol>
      <number:number number:decimal-places="2" number:min-decimal-places="0" number:min-integer-digits="1" number:decimal-replacement="--" number:grouping="true"/>
    </number:currency-style>
    <number:currency-style style:name="N111">
      <style:text-properties fo:color="#ff0000"/>
      <number:text>-</number:text>
      <number:currency-symbol number:language="en" number:country="AU">$</number:currency-symbol>
      <number:number number:decimal-places="2" number:min-decimal-places="0" number:min-integer-digits="1" number:decimal-replacement="--" number:grouping="true"/>
      <style:map style:condition="value()&gt;=0" style:apply-style-name="N111P0"/>
    </number:currency-style>
    <number:number-style style:name="N112P0" style:volatile="true">
      <number:number number:decimal-places="0" number:min-decimal-places="0" number:min-integer-digits="1" number:grouping="true"/>
      <number:text> </number:text>
    </number:number-style>
    <number:number-style style:name="N11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2" number:min-decimal-places="2" number:min-integer-digits="1" number:grouping="true"/>
      <number:text> </number:text>
    </number:number-style>
    <number:number-style style:name="N113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28T17:54:18.862540875</meta:creation-date>
    <dc:date>2025-02-28T17:54:28.177027951</dc:date>
    <meta:editing-duration>PT9S</meta:editing-duration>
    <meta:editing-cycles>1</meta:editing-cycles>
    <meta:generator>LibreOffice/7.4.7.2$Linux_X86_64 LibreOffice_project/40$Build-2</meta:generator>
    <meta:document-statistic meta:table-count="1" meta:image-count="0" meta:object-count="0" meta:page-count="3" meta:paragraph-count="126" meta:word-count="839" meta:character-count="3758" meta:non-whitespace-character-count="3011"/>
  </office:meta>
</office:document-meta>
</file>